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font-face-decls>
    <style:font-face style:name="Arial" svg:font-family="Arial" style:font-family-generic="swiss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solid"/>
    </style:style>
    <style:style style:name="T5" style:family="text">
      <style:text-properties style:text-position="super 58%"/>
    </style:style>
    <style:style style:name="T6" style:family="text">
      <style:text-properties style:text-position="sub 58%"/>
    </style:style>
    <style:style style:name="T7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family="text">
      <style:text-properties fo:font-size="14pt" style:font-size-asian="14pt" style:font-size-complex="14pt" style:font-name="Arial" fo:font-family="Arial" style:font-name-asian="Arial" style:font-name-complex="Arial"/>
    </style:style>
    <style:style style:name="T9" style:family="text">
      <style:text-properties fo:color="#CC0000"/>
    </style:style>
    <style:style style:name="T10" style:family="text">
      <style:text-properties fo:background-color="#FFFF00"/>
    </style:style>
    <style:style style:name="T11" style:family="text">
      <style:text-properties fo:text-transform="uppercase"/>
    </style:style>
    <style:style style:name="T12" style:family="text">
      <style:text-properties fo:font-variant="small-caps"/>
    </style:style>
    <style:style style:name="T13" style:family="text">
      <style:text-properties fo:font-weight="300" style:font-weight-asian="300" style:font-weight-complex="300"/>
    </style:style>
    <style:style style:name="T14" style:family="text">
      <style:text-properties fo:font-weight="700" style:font-weight-asian="700" style:font-weight-complex="700"/>
    </style:style>
    <style:style style:name="P1" style:family="paragraph" style:parent-style-name="Heading_20_1">
      <style:paragraph-properties fo:text-align="center"/>
    </style:style>
    <style:style style:name="P2" style:family="paragraph" style:parent-style-name="Standard">
      <style:paragraph-properties fo:text-align="left"/>
    </style:style>
    <style:style style:name="P3" style:family="paragraph" style:parent-style-name="Standard">
      <style:paragraph-properties fo:text-align="center"/>
    </style:style>
    <style:style style:name="P4" style:family="paragraph" style:parent-style-name="Standard">
      <style:paragraph-properties fo:text-align="right"/>
    </style:style>
    <style:style style:name="P5" style:family="paragraph" style:parent-style-name="Standard">
      <style:paragraph-properties fo:text-align="justify"/>
    </style:style>
    <style:style style:name="P6" style:family="paragraph" style:parent-style-name="Standard">
      <style:paragraph-properties fo:margin-top="0.5cm" fo:margin-bottom="0.5cm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margin-left="1cm" fo:text-indent="0.5cm"/>
    </style:style>
    <style:style style:name="Table1" style:family="table">
      <style:table-properties table:align="margins"/>
    </style:style>
    <style:style style:name="Table2" style:family="table">
      <style:table-properties table:align="margins"/>
    </style:style>
    <style:style style:name="C1" style:family="table-cell">
      <style:table-cell-properties fo:background-color="#CCCCCC" style:vertical-align="middle" fo:padding="0.15cm"/>
    </style:style>
    <style:style style:name="C2" style:family="table-cell">
      <style:table-cell-properties fo:border-top="0.5pt solid #000000" fo:border-bottom="0.5pt solid #000000" fo:border-left="0.5pt solid #000000" fo:border-right="0.5pt solid #000000"/>
    </style:style>
    <style:style style:name="C3" style:family="table-cell">
      <style:table-cell-properties fo:border-top="1pt solid #333333" fo:border-bottom="1pt solid #333333"/>
    </style:style>
    <style:style style:name="C4" style:family="table-cell">
      <style:table-cell-properties style:vertical-align="top"/>
    </style:style>
    <style:style style:name="R1" style:family="table-row">
      <style:table-row-properties fo:background-color="#CCCCC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bullet>
      <text:list-level-style-bullet text:level="4" text:bullet-char="▸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bullet>
      <text:list-level-style-bullet text:level="6" text:bullet-char="·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bullet>
    </text:list-style>
    <text:list-style style:name="L2">
      <text:list-level-style-number text:level="1" style:num-format="1" style:num-suffix=".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number>
    </text:list-style>
    <text:list-style style:name="L3">
      <text:list-level-style-number text:level="1" style:num-format="a" style:num-suffix=".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number>
      <text:list-level-style-number text:level="2" style:num-format="a" style:num-suffix=".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number>
      <text:list-level-style-number text:level="3" style:num-format="a" style:num-suffix=".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number>
      <text:list-level-style-number text:level="4" style:num-format="a" style:num-suffix=".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number>
      <text:list-level-style-number text:level="5" style:num-format="a" style:num-suffix=".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number>
      <text:list-level-style-number text:level="6" style:num-format="a" style:num-suffix=".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number>
    </text:list-style>
    <text:list-style style:name="L4">
      <text:list-level-style-number text:level="1" style:num-format="i" style:num-suffix=".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number>
      <text:list-level-style-number text:level="2" style:num-format="i" style:num-suffix=".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number>
      <text:list-level-style-number text:level="4" style:num-format="i" style:num-suffix=".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number>
      <text:list-level-style-number text:level="5" style:num-format="i" style:num-suffix=".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number>
    </text:list-style>
    <text:list-style style:name="L5">
      <text:list-level-style-number text:level="1" style:num-format="I" style:num-suffix=".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number>
      <text:list-level-style-number text:level="2" style:num-format="I" style:num-suffix=".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number>
      <text:list-level-style-number text:level="4" style:num-format="I" style:num-suffix=".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number>
      <text:list-level-style-number text:level="5" style:num-format="I" style:num-suffix=".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number>
    </text:list-style>
    <text:list-style style:name="L6">
      <text:list-level-style-number text:level="1" style:num-format="1" style:num-suffix=".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number>
    </text:list-style>
    <style:style style:name="PageBreak" style:family="paragraph" style:parent-style-name="Standard">
      <style:paragraph-properties fo:break-before="page"/>
    </style:style>
  </office:automatic-styles>
  <office:body>
    <office:text>
      <text:h text:style-name="Heading_20_1" text:outline-level="1">Level 1 Heading</text:h>
      <text:h text:style-name="Heading_20_2" text:outline-level="2">Level 2 Heading</text:h>
      <text:h text:style-name="Heading_20_3" text:outline-level="3">Level 3 Heading</text:h>
      <text:h text:style-name="Heading_20_4" text:outline-level="4">Level 4 Heading</text:h>
      <text:h text:style-name="Heading_20_5" text:outline-level="5">Level 5 Heading</text:h>
      <text:h text:style-name="Heading_20_6" text:outline-level="6">Level 6 Heading</text:h>
      <text:h text:style-name="P1" text:outline-level="1">Centered Heading</text:h>
      <text:p text:style-name="Standard">Plain paragraph with no formatting.</text:p>
      <text:p text:style-name="Standard">
<text:span text:style-name="T1">Bold</text:span>
 | 
<text:span text:style-name="T2">Italic</text:span>
 | 
<text:span text:style-name="T3">Underline</text:span>
 | 
<text:span text:style-name="T4">Strikethrough</text:span>
 | 
<text:span text:style-name="T5">Super</text:span>
script | 
<text:span text:style-name="T6">Sub</text:span>
script
</text:p>
      <text:p text:style-name="Standard">
<text:span text:style-name="T7">Bold+Italic</text:span>
 | 
<text:span text:style-name="T8">Arial 14pt</text:span>
 | 
<text:span text:style-name="T9">Red text</text:span>
 | 
<text:span text:style-name="T10">Highlighted</text:span>
</text:p>
      <text:p text:style-name="Standard">
<text:span text:style-name="T11">UPPERCASE</text:span>
 | 
<text:span text:style-name="T12">Small Caps</text:span>
 | 
<text:span text:style-name="T13">Weight 300</text:span>
 | 
<text:span text:style-name="T14">Weight 700</text:span>
</text:p>
      <text:p text:style-name="P2">Left aligned paragraph.</text:p>
      <text:p text:style-name="P3">Center aligned paragraph.</text:p>
      <text:p text:style-name="P4">Right aligned paragraph.</text:p>
      <text:p text:style-name="P5">Justified paragraph with enough text to actually demonstrate justification across the full width.</text:p>
      <text:p text:style-name="P6">Paragraph with space before and after.</text:p>
      <text:p text:style-name="P7">Paragraph with 1.5x line height.</text:p>
      <text:p text:style-name="P8">Paragraph with left indent and first-line indent.</text:p>
      <text:list text:style-name="L1">
        <text:list-item>
          <text:p text:style-name="List_20_Bullet">Bullet item one</text:p>
        </text:list-item>
        <text:list-item>
          <text:p text:style-name="List_20_Bullet">Bullet item two</text:p>
        </text:list-item>
        <text:list-item>
          <text:p text:style-name="List_20_Bullet">Bullet item three</text:p>
        </text:list-item>
      </text:list>
      <text:list text:style-name="L2">
        <text:list-item>
          <text:p text:style-name="List_20_Number">Numbered item one</text:p>
        </text:list-item>
        <text:list-item>
          <text:p text:style-name="List_20_Number">Numbered item two</text:p>
        </text:list-item>
        <text:list-item>
          <text:p text:style-name="List_20_Number">Numbered item three</text:p>
        </text:list-item>
      </text:list>
      <text:list text:style-name="L3">
        <text:list-item>
          <text:p text:style-name="List_20_Number">Alpha item a</text:p>
        </text:list-item>
        <text:list-item>
          <text:p text:style-name="List_20_Number">Alpha item b</text:p>
        </text:list-item>
        <text:list-item>
          <text:p text:style-name="List_20_Number">Alpha item c</text:p>
        </text:list-item>
      </text:list>
      <text:list text:style-name="L4">
        <text:list-item>
          <text:p text:style-name="List_20_Number">Roman item i</text:p>
        </text:list-item>
        <text:list-item>
          <text:p text:style-name="List_20_Number">Roman item ii</text:p>
        </text:list-item>
        <text:list-item>
          <text:p text:style-name="List_20_Number">Roman item iii</text:p>
        </text:list-item>
      </text:list>
      <text:list text:style-name="L5">
        <text:list-item>
          <text:p text:style-name="List_20_Number">Roman caps I</text:p>
        </text:list-item>
        <text:list-item>
          <text:p text:style-name="List_20_Number">Roman caps II</text:p>
        </text:list-item>
      </text:list>
      <text:list text:style-name="L6">
        <text:list-item text:start-value="5">
          <text:p text:style-name="List_20_Number">Start at 5</text:p>
        </text:list-item>
        <text:list-item>
          <text:p text:style-name="List_20_Number">Then 6</text:p>
        </text:list-item>
        <text:list-item>
          <text:p text:style-name="List_20_Number">Then 7</text:p>
        </text:list-item>
      </text:list>
      <table:table table:name="Table1" table:style-name="Table1">
        <table:table-column table:number-columns-repeated="3"/>
        <table:table-row>
          <table:table-cell>
            <text:p text:style-name="Standard">Name</text:p>
          </table:table-cell>
          <table:table-cell>
            <text:p text:style-name="Standard">Role</text:p>
          </table:table-cell>
          <table:table-cell>
            <text:p text:style-name="Standard">Location</text:p>
          </table:table-cell>
        </table:table-row>
        <table:table-row>
          <table:table-cell>
            <text:p text:style-name="Standard">Alice</text:p>
          </table:table-cell>
          <table:table-cell>
            <text:p text:style-name="Standard">Engineer</text:p>
          </table:table-cell>
          <table:table-cell>
            <text:p text:style-name="Standard">Remote</text:p>
          </table:table-cell>
        </table:table-row>
        <table:table-row>
          <table:table-cell>
            <text:p text:style-name="Standard">Bob</text:p>
          </table:table-cell>
          <table:table-cell>
            <text:p text:style-name="Standard">Designer</text:p>
          </table:table-cell>
          <table:table-cell>
            <text:p text:style-name="Standard">Office</text:p>
          </table:table-cell>
        </table:table-row>
      </table:table>
      <table:table table:name="Table2" table:style-name="Table2">
        <table:table-column table:number-columns-repeated="2"/>
        <table:table-row table:style-name="R1">
          <table:table-cell table:style-name="C1" table:number-columns-spanned="2">
            <text:p text:style-name="Standard">
<text:span text:style-name="T1">Header spanning two columns</text:span>
</text:p>
          </table:table-cell>
          <table:covered-table-cell/>
        </table:table-row>
        <table:table-row>
          <table:table-cell table:style-name="C2">
            <text:p text:style-name="Standard">Cell with border</text:p>
          </table:table-cell>
          <table:table-cell table:style-name="C3">
            <text:p text:style-name="Standard">Cell with top/bottom borders</text:p>
          </table:table-cell>
        </table:table-row>
        <table:table-row>
          <table:table-cell table:style-name="C4" table:number-rows-spanned="2">
            <text:p text:style-name="Standard">Tall cell</text:p>
          </table:table-cell>
          <table:table-cell>
            <text:p text:style-name="Standard">Normal cell</text:p>
          </table:table-cell>
        </table:table-row>
        <table:table-row>
          <table:covered-table-cell/>
          <table:table-cell>
            <text:p text:style-name="Standard">Adjacent to rowspan</text:p>
          </table:table-cell>
        </table:table-row>
      </table:table>
      <text:p text:style-name="Standard">
Visit 
<text:a xlink:type="simple" xlink:href="https://github.com/GitHubNewbie0/odf-kit">the odf-kit repository</text:a>
 for more information.
</text:p>
      <text:p text:style-name="Standard">
<text:a xlink:type="simple" xlink:href="https://example.com">
<text:span text:style-name="T1">Bold link</text:span>
</text:a>
</text:p>
      <text:p text:style-name="PageBreak"/>
      <text:h text:style-name="Heading_20_1" text:outline-level="1">Second Page Content</text:h>
      <text:p text:style-name="Standard">This content appears on the second page after an explicit page brea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xmlns:svg="urn:oasis:names:tc:opendocument:xmlns:svg-compatible:1.0" office:version="1.2">
  <office:font-face-decls>
    <style:font-face style:name="Liberation Serif" svg:font-family="'Liberation Serif'" style:font-family-generic="roman" style:font-pitch="variable"/>
  </office:font-face-decls>
  <office:styles>
    <style:style style:name="Standard" style:family="paragraph" style:class="text">
      <style:paragraph-properties fo:margin-bottom="0.212c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Heading" style:family="paragraph" style:class="chapter" style:parent-style-name="Standard" style:next-style-name="Standard">
      <style:paragraph-properties fo:keep-with-next="always"/>
      <style:text-properties fo:font-weight="bold" style:font-weight-asian="bold" style:font-weight-complex="bold"/>
    </style:style>
    <style:style style:name="Heading_20_1" style:display-name="Heading 1" style:family="paragraph" style:class="chapter" style:parent-style-name="Heading" style:next-style-name="Standard" style:default-outline-level="1">
      <style:paragraph-properties fo:margin-top="0.423cm" fo:margin-bottom="0.212cm"/>
      <style:text-properties fo:font-size="28pt" style:font-size-asian="28pt" style:font-size-complex="28pt"/>
    </style:style>
    <style:style style:name="Heading_20_2" style:display-name="Heading 2" style:family="paragraph" style:class="chapter" style:parent-style-name="Heading" style:next-style-name="Standard" style:default-outline-level="2">
      <style:paragraph-properties fo:margin-top="0.353cm" fo:margin-bottom="0.212cm"/>
      <style:text-properties fo:font-size="24pt" style:font-size-asian="24pt" style:font-size-complex="24pt"/>
    </style:style>
    <style:style style:name="Heading_20_3" style:display-name="Heading 3" style:family="paragraph" style:class="chapter" style:parent-style-name="Heading" style:next-style-name="Standard" style:default-outline-level="3">
      <style:paragraph-properties fo:margin-top="0.247cm" fo:margin-bottom="0.212cm"/>
      <style:text-properties fo:font-size="20pt" style:font-size-asian="20pt" style:font-size-complex="20pt"/>
    </style:style>
    <style:style style:name="Heading_20_4" style:display-name="Heading 4" style:family="paragraph" style:class="chapter" style:parent-style-name="Heading" style:next-style-name="Standard" style:default-outline-level="4">
      <style:paragraph-properties fo:margin-top="0.212cm" fo:margin-bottom="0.141cm"/>
      <style:text-properties fo:font-size="14pt" style:font-size-asian="14pt" style:font-size-complex="14pt"/>
    </style:style>
    <style:style style:name="Heading_20_5" style:display-name="Heading 5" style:family="paragraph" style:class="chapter" style:parent-style-name="Heading" style:next-style-name="Standard" style:default-outline-level="5">
      <style:paragraph-properties fo:margin-top="0.212cm" fo:margin-bottom="0.141cm"/>
      <style:text-properties fo:font-size="13pt" style:font-size-asian="13pt" style:font-size-complex="13pt"/>
    </style:style>
    <style:style style:name="Heading_20_6" style:display-name="Heading 6" style:family="paragraph" style:class="chapter" style:parent-style-name="Heading" style:next-style-name="Standard" style:default-outline-level="6">
      <style:paragraph-properties fo:margin-top="0.212cm" fo:margin-bottom="0.141cm"/>
      <style:text-properties fo:font-size="12pt" style:font-size-asian="12pt" style:font-size-complex="12pt"/>
    </style:style>
    <style:style style:name="List_20_Bullet" style:display-name="List Bullet" style:family="paragraph" style:class="list" style:parent-style-name="Standard"/>
    <style:style style:name="List_20_Number" style:display-name="List Number" style:family="paragraph" style:class="list" style:parent-style-name="Standard"/>
    <style:style style:name="Header" style:family="paragraph" style:class="extra" style:parent-style-name="Standard"/>
    <style:style style:name="Footer" style:family="paragraph" style:class="extra" style:parent-style-name="Standard"/>
  </office:styles>
  <office:automatic-styles>
    <style:page-layout style:name="pm1">
      <style:page-layout-properties fo:page-width="21cm" fo:page-height="29.7cm" style:print-orientation="portrait" fo:margin-top="2cm" fo:margin-bottom="2cm" fo:margin-left="2.5cm" fo:margin-right="2.5cm"/>
      <style:header-style>
        <style:header-footer-properties fo:min-height="0.6cm" fo:margin-bottom="0.5cm"/>
      </style:header-style>
      <style:footer-style>
        <style:header-footer-properties fo:min-height="0.6cm" fo:margin-top="0.5cm"/>
      </style:footer-style>
    </style:page-layout>
    <style:style style:name="HF1" style:family="text">
      <style:text-properties fo:font-weight="bold" style:font-weight-asian="bold" style:font-weight-complex="bold"/>
    </style:style>
  </office:automatic-styles>
  <office:master-styles>
    <style:master-page style:name="Default" style:page-layout-name="pm1">
      <style:header>
        <text:p text:style-name="Header">
<text:span text:style-name="HF1">odf-kit Validator Fixture</text:span>
 — Page 
<text:page-number text:select-page="current">#</text:page-number>
</text:p>
      </style:header>
      <style:footer>
        <text:p text:style-name="Footer">Generated by odf-kit CI — ODF Spec Compliance Fixtur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odf-kit</meta:generator>
    <meta:creation-date>2026-03-06T22:02:58.231Z</meta:creation-date>
    <dc:title>odf-kit Validator Fixture</dc:title>
    <dc:description>Comprehensive fixture for ODF spec compliance validation</dc:description>
    <meta:initial-creator>odf-kit CI</meta:initial-creator>
  </office:meta>
</office:document-meta>
</file>